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23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24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25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26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27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28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 style:letter-kerning="false"/>
    </style:style>
    <style:style style:name="T42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style:letter-kerning="false"/>
    </style:style>
    <style:style style:name="T44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 style:letter-kerning="false"/>
    </style:style>
    <style:style style:name="T46" style:parent-style-name="Основнойшрифтабзаца" style:family="text">
      <style:text-properties style:font-name="Times New Roman" style:font-name-complex="Times New Roman" style:letter-kerning="false"/>
    </style:style>
    <style:style style:name="T47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 style:letter-kerning="false"/>
    </style:style>
    <style:style style:name="T49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 style:letter-kerning="false"/>
    </style:style>
    <style:style style:name="T51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 style:letter-kerning="false"/>
    </style:style>
    <style:style style:name="T53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 style:letter-kerning="false"/>
    </style:style>
    <style:style style:name="T55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56" style:parent-style-name="Основнойшрифтабзаца" style:family="text">
      <style:text-properties style:font-name="Times New Roman" style:font-name-complex="Times New Roman" style:letter-kerning="false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 fo:language="ru" fo:country="RU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T67" style:parent-style-name="Основнойшрифтабзаца" style:family="text">
      <style:text-properties style:font-name="Times New Roman" style:font-name-complex="Times New Roman" fo:language="ru" fo:country="RU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T70" style:parent-style-name="Основнойшрифтабзаца" style:family="text">
      <style:text-properties style:font-name="Times New Roman" style:font-name-complex="Times New Roman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list-style-name="LFO2" style:family="paragraph">
      <style:text-properties fo:language="ru" fo:country="RU"/>
    </style:style>
    <style:style style:name="P85" style:parent-style-name="TableContents" style:list-style-name="LFO2" style:family="paragraph">
      <style:text-properties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style:letter-kerning="false" fo:language="ru" fo:country="RU"/>
    </style:style>
    <style:style style:name="T102" style:parent-style-name="Основнойшрифтабзаца" style:family="text">
      <style:text-properties style:letter-kerning="false"/>
    </style:style>
    <style:style style:name="T103" style:parent-style-name="Основнойшрифтабзаца" style:family="text">
      <style:text-properties style:letter-kerning="false" fo:language="ru" fo:country="RU"/>
    </style:style>
    <style:style style:name="T104" style:parent-style-name="Основнойшрифтабзаца" style:family="text">
      <style:text-properties style:letter-kerning="false"/>
    </style:style>
    <style:style style:name="T105" style:parent-style-name="Основнойшрифтабзаца" style:family="text">
      <style:text-properties style:letter-kerning="false"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T11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list-style-name="LFO3" style:family="paragraph">
      <style:paragraph-properties style:vertical-align="auto"/>
      <style:text-properties style:font-name="Times New Roman" style:font-name-complex="Times New Roman" fo:language="ru" fo:country="RU"/>
    </style:style>
    <style:style style:name="P113" style:parent-style-name="TableContents" style:list-style-name="LFO3" style:family="paragraph">
      <style:paragraph-properties style:vertical-align="auto"/>
    </style:style>
    <style:style style:name="T114" style:parent-style-name="Основнойшрифтабзаца" style:family="text">
      <style:text-properties style:font-name="Times New Roman" style:font-name-complex="Times New Roman" fo:language="ru" fo:country="RU"/>
    </style:style>
    <style:style style:name="T115" style:parent-style-name="Основнойшрифтабзаца" style:family="text">
      <style:text-properties style:font-name="Times New Roman" style:font-name-complex="Times New Roman"/>
    </style:style>
    <style:style style:name="T116" style:parent-style-name="Основнойшрифтабзаца" style:family="text">
      <style:text-properties style:font-name="Times New Roman" style:font-name-complex="Times New Roman" fo:language="ru" fo:country="RU"/>
    </style:style>
    <style:style style:name="P117" style:parent-style-name="TableContents" style:list-style-name="LFO3" style:family="paragraph">
      <style:paragraph-properties style:vertical-align="auto"/>
    </style:style>
    <style:style style:name="T118" style:parent-style-name="Основнойшрифтабзаца" style:family="text">
      <style:text-properties style:font-name="Times New Roman" style:font-name-complex="Times New Roman" fo:language="ru" fo:country="RU"/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 fo:language="ru" fo:country="RU"/>
    </style:style>
    <style:style style:name="T121" style:parent-style-name="Основнойшрифтабзаца" style:family="text">
      <style:text-properties style:font-name="Times New Roman" style:font-name-complex="Times New Roman" fo:language="ru" fo:country="RU"/>
    </style:style>
    <style:style style:name="P122" style:parent-style-name="TableContents" style:list-style-name="LFO3" style:family="paragraph">
      <style:paragraph-properties style:vertical-align="auto"/>
      <style:text-properties style:font-name="Times New Roman" style:font-name-complex="Times New Roman" fo:language="ru" fo:country="RU"/>
    </style:style>
    <style:style style:name="P123" style:parent-style-name="TableContents" style:list-style-name="LFO3" style:family="paragraph">
      <style:paragraph-properties style:vertical-align="auto"/>
      <style:text-properties style:font-name="Times New Roman" style:font-name-complex="Times New Roman" fo:language="ru" fo:country="RU"/>
    </style:style>
    <style:style style:name="P124" style:parent-style-name="TableContents" style:list-style-name="LFO3" style:family="paragraph">
      <style:paragraph-properties style:vertical-align="auto"/>
      <style:text-properties style:font-name="Times New Roman" style:font-name-complex="Times New Roman" fo:language="ru" fo:country="RU"/>
    </style:style>
    <style:style style:name="P125" style:parent-style-name="TableContents" style:list-style-name="LFO3" style:family="paragraph"/>
    <style:style style:name="T126" style:parent-style-name="Основнойшрифтабзаца" style:family="text">
      <style:text-properties style:font-name="Times New Roman" style:font-name-complex="Times New Roman" style:letter-kerning="false" fo:language="ru" fo:country="RU"/>
    </style:style>
    <style:style style:name="P127" style:parent-style-name="Textbody" style:family="paragraph">
      <style:text-properties style:font-name="Times New Roman" style:font-name-complex="Times New Roman" fo:language="ru" fo:country="RU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Голивкин Сергей Викто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метода<text:s/>позволяет взять какой – метод родительского класса и написать в каждом классе-потомке свою реализацию этого метод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list text:style-name="LFO1" text:continue-numbering="true">
              <text:list-item>
                <text:p text:style-name="P22">Базовый (родительский) класс</text:p>
              </text:list-item>
              <text:list-item>
                <text:p text:style-name="P23">Производный класс (наследник, потомок)</text:p>
              </text:list-item>
              <text:list-item>
                <text:p text:style-name="P24">Абстрактный класс</text:p>
              </text:list-item>
              <text:list-item>
                <text:p text:style-name="P25">Интерфейс</text:p>
              </text:list-item>
              <text:list-item>
                <text:p text:style-name="P26">Внутренний</text:p>
              </text:list-item>
              <text:list-item>
                <text:p text:style-name="P27">Локальный<text:s/></text:p>
              </text:list-item>
              <text:list-item>
                <text:p text:style-name="P28">Анонимный</text:p>
              </text:list-item>
            </text:list>
          </table:table-cell>
        </table:table-row>
        <table:table-row table:style-name="TableRow29">
          <table:table-cell table:style-name="TableCell30">
            <text:p text:style-name="TableContents"><text:span text:style-name="T31">Как и зачем можно использовать модификатор<text:s/></text:span>final<text:span text:style-name="T32">?</text:span></text:p>
          </table:table-cell>
          <table:table-cell table:style-name="TableCell33">
            <text:p text:style-name="TableContents"><text:span text:style-name="T34">Для создание неизменяемых переменных, для создание неизменяемых классов.</text:span>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варианты использования ключевого слова<text:s/></text:span>try<text:span text:style-name="T38">?</text:span></text:p>
          </table:table-cell>
          <table:table-cell table:style-name="TableCell39">
            <text:p text:style-name="TableContents"><text:span text:style-name="T40">Для обработки исключений в контсрукции<text:s/></text:span><text:span text:style-name="T41">try</text:span><text:span text:style-name="T42">-</text:span><text:span text:style-name="T43">catch</text:span><text:span text:style-name="T44"><text:s/>или<text:s/></text:span><text:span text:style-name="T45">tr</text:span><text:span text:style-name="T46">y</text:span><text:span text:style-name="T47">-</text:span><text:span text:style-name="T48">catch</text:span><text:span text:style-name="T49">-</text:span><text:span text:style-name="T50">finaly</text:span><text:span text:style-name="T51">, так же для закрытия ресурсов в конструкции<text:s/></text:span><text:span text:style-name="T52">try</text:span><text:span text:style-name="T53">-</text:span><text:span text:style-name="T54">with</text:span><text:span text:style-name="T55">-</text:span><text:span text:style-name="T56">resourses</text:span></text:p>
          </table:table-cell>
        </table:table-row>
        <table:table-row table:style-name="TableRow57">
          <table:table-cell table:style-name="TableCell58">
            <text:p text:style-name="TableContents"><text:span text:style-name="T59">Какие есть стандартные реализации интерфейса<text:s/></text:span>List<text:span text:style-name="T60"><text:s/>и в каких ситуациях их нужно использовать?</text:span></text:p>
          </table:table-cell>
          <table:table-cell table:style-name="TableCell61">
            <text:p text:style-name="TableContents"><text:span text:style-name="T62">ArrayList</text:span><text:span text:style-name="T63"><text:s/></text:span><text:span text:style-name="T64">and</text:span><text:span text:style-name="T65"><text:s/></text:span><text:span text:style-name="T66">LinkedList</text:span></text:p>
            <text:p text:style-name="TableContents"><text:span text:style-name="T67">Если необходимо вставлять(удалять) в середину коллекции<text:s/></text:span><text:span text:style-name="T68">много элементов, то лучше использовать<text:s/></text:span><text:span text:style-name="T69">LinkedList</text:span><text:span text:style-name="T70">. Во всех остальных<text:s/></text:span><text:span text:style-name="T71">ArrayList.</text:span></text:p>
          </table:table-cell>
        </table:table-row>
        <table:table-row table:style-name="TableRow72">
          <table:table-cell table:style-name="TableCell73">
            <text:p text:style-name="P74">В чём основная идея стримов из пакета java.util.stream?</text:p>
          </table:table-cell>
          <table:table-cell table:style-name="TableCell75">
            <text:p text:style-name="P76">Позволяет работать с данными в функциональном стиле.</text:p>
          </table:table-cell>
        </table:table-row>
        <table:table-row table:style-name="TableRow77">
          <table:table-cell table:style-name="TableCell78" table:number-columns-spanned="2">
            <text:p text:style-name="P79">Разное</text:p>
          </table:table-cell>
          <table:covered-table-cell/>
        </table:table-row>
        <table:table-row table:style-name="TableRow80">
          <table:table-cell table:style-name="TableCell81">
            <text:p text:style-name="P82">Каким критериям должна удовлетворять «хорошая»<text:s/>хэш-функция?</text:p>
          </table:table-cell>
          <table:table-cell table:style-name="TableCell83">
            <text:list text:style-name="LFO2" text:continue-numbering="true">
              <text:list-item>
                <text:p text:style-name="P84">Быстрое вычисление</text:p>
              </text:list-item>
              <text:list-item>
                <text:p text:style-name="P85">Минимальное количество коллизий</text:p>
              </text:list-item>
            </text:list>
          </table:table-cell>
        </table:table-row>
        <table:table-row table:style-name="TableRow86">
          <table:table-cell table:style-name="TableCell87">
            <text:p text:style-name="TableContents"><text:span text:style-name="T88">В чём причина популярности и широкого распространения кодировки<text:s/></text:span>UTF<text:span text:style-name="T89">-8?</text:span></text:p>
          </table:table-cell>
          <table:table-cell table:style-name="TableCell90">
            <text:p text:style-name="TableContents"><text:span text:style-name="T91">В обратной совместимости со старыми системами и в возможности охватить все символы без утяжеления файлов.</text:span></text:p>
          </table:table-cell>
        </table:table-row>
        <table:table-row table:style-name="TableRow92">
          <table:table-cell table:style-name="TableCell93">
            <text:p text:style-name="TableContents"><text:span text:style-name="T94">Сравните форм</text:span><text:span text:style-name="T95">аты<text:s/></text:span>XML<text:span text:style-name="T96"><text:s/>и<text:s/></text:span>JSON<text:span text:style-name="T97">. Когда какой использовать?</text:span></text:p>
          </table:table-cell>
          <table:table-cell table:style-name="TableCell98">
            <text:p text:style-name="TableContents">JSON<text:span text:style-name="T99"><text:s/>– это просто формат данных,<text:s/></text:span>XML<text:span text:style-name="T100"><text:s/>– это язык разметки.<text:s/></text:span><text:span text:style-name="T101">Если нужен простой обмен данных без лишних проверок лучше использовать<text:s/></text:span><text:span text:style-name="T102">JSON</text:span><text:span text:style-name="T103">, если нужны разметки документа и информация о метаданных лучше использовать<text:s/></text:span><text:span text:style-name="T104">XML</text:span><text:span text:style-name="T105">.</text:span></text:p>
          </table:table-cell>
        </table:table-row>
        <table:table-row table:style-name="TableRow106">
          <table:table-cell table:style-name="TableCell107">
            <text:p text:style-name="TableContents"><text:span text:style-name="T108">Опишите что будет происходить «под капотом» после ввода адреса сайта в браузере и нажатия<text:s/></text:span><text:span text:style-name="T109">Enter</text:span><text:span text:style-name="T110">?</text:span></text:p>
          </table:table-cell>
          <table:table-cell table:style-name="TableCell111">
            <text:list text:style-name="LFO3" text:continue-numbering="true">
              <text:list-item>
                <text:p text:style-name="P112">Браузер ищет сервер в истории подключений, ОС.</text:p>
              </text:list-item>
              <text:list-item>
                <text:p text:style-name="P113"><text:span text:style-name="T114">Если нет совпадений то формируется запрос в<text:s/></text:span><text:span text:style-name="T115">DNS</text:span><text:span text:style-name="T116"><text:s/>сервера</text:span></text:p>
              </text:list-item>
              <text:list-item>
                <text:p text:style-name="P117"><text:span text:style-name="T118">При получении<text:s/></text:span><text:span text:style-name="T119">IP</text:span><text:span text:style-name="T120"><text:s/>нужного сервера, идет попытка<text:s/></text:span><text:span text:style-name="T121">установления соединения с ним.</text:span></text:p>
              </text:list-item>
              <text:list-item>
                <text:p text:style-name="P122">Браузер отправляет запрос на получение контента сайта</text:p>
              </text:list-item>
              <text:list-item>
                <text:p text:style-name="P123">Сервер обрабатывает запрос и отправляет ответ браузеру</text:p>
              </text:list-item>
              <text:list-item>
                <text:p text:style-name="P124">Браузер обрабатывает ответ и отображает<text:s/></text:p>
              </text:list-item>
              <text:list-item>
                <text:p text:style-name="P125"><text:span text:style-name="T126">страницу сайта</text:span></text:p>
              </text:list-item>
            </text:list>
          </table:table-cell>
        </table:table-row>
      </table:table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ергей Голивкин</dc:creator>
    <meta:creation-date>2017-10-20T23:40:00Z</meta:creation-date>
    <dc:date>2021-05-04T08:02:00Z</dc:date>
    <meta:template xlink:href="Normal" xlink:type="simple"/>
    <meta:editing-cycles>5</meta:editing-cycles>
    <meta:editing-duration>PT3600S</meta:editing-duration>
    <meta:document-statistic meta:page-count="2" meta:paragraph-count="4" meta:word-count="307" meta:character-count="2059" meta:row-count="14" meta:non-whitespace-character-count="1756"/>
  </office:meta>
</office:document-meta>
</file>